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4CC000024DBA6EE1DC6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Times New Roman" svg:font-family="'Times New Roman', 'Times New Roman'" style:font-family-generic="roman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NewRomanPS-BoldMT" svg:font-family="TimesNewRomanPS-BoldMT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0.386cm"/>
        </style:tab-stops>
      </style:paragraph-properties>
      <style:text-properties style:font-name="Calibri" fo:font-size="12pt" style:text-underline-style="solid" style:text-underline-width="auto" style:text-underline-color="font-color" fo:font-weight="bold" style:font-name-asian="TimesNewRomanPS-BoldMT" style:font-size-asian="12pt" style:font-weight-asian="bold" style:font-name-complex="Times New Roman1" style:font-size-complex="12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0.386cm"/>
        </style:tab-stops>
      </style:paragraph-properties>
      <style:text-properties style:font-name="Calibri" fo:font-size="11pt" style:font-name-asian="TimesNewRomanPSMT" style:font-size-asian="11pt" style:font-name-complex="TimesNewRomanPSMT" style:font-size-complex="11pt"/>
    </style:style>
    <style:style style:name="P3" style:family="paragraph" style:parent-style-name="Standard" style:list-style-name="L1">
      <style:paragraph-properties fo:text-align="justify" style:justify-single-word="false">
        <style:tab-stops>
          <style:tab-stop style:position="0.386cm"/>
        </style:tab-stops>
      </style:paragraph-properties>
      <style:text-properties style:font-name="Calibri" fo:font-size="11pt" style:text-underline-style="solid" style:text-underline-width="auto" style:text-underline-color="font-color" fo:font-weight="bold" style:font-name-asian="TimesNewRomanPSMT" style:font-size-asian="11pt" style:font-weight-asian="bold" style:font-name-complex="TimesNewRomanPSMT" style:font-size-complex="11pt" style:font-weight-complex="bold"/>
    </style:style>
    <style:style style:name="P4" style:family="paragraph" style:parent-style-name="Standard" style:list-style-name="L1">
      <style:paragraph-properties fo:text-align="justify" style:justify-single-word="false">
        <style:tab-stops>
          <style:tab-stop style:position="0.386cm"/>
        </style:tab-stops>
      </style:paragraph-properties>
      <style:text-properties style:font-name="Calibri" fo:font-size="11pt" style:font-name-asian="TimesNewRomanPSMT" style:font-size-asian="11pt" style:font-name-complex="TimesNewRomanPSMT" style:font-size-complex="11pt"/>
    </style:style>
    <style:style style:name="P5" style:family="paragraph" style:parent-style-name="Standard" style:list-style-name="L2">
      <style:paragraph-properties fo:text-align="justify" style:justify-single-word="false">
        <style:tab-stops>
          <style:tab-stop style:position="0.386cm"/>
        </style:tab-stops>
      </style:paragraph-properties>
      <style:text-properties style:font-name="Calibri" fo:font-size="11pt" fo:language="ru" fo:country="RU" style:font-name-asian="TimesNewRomanPSMT" style:font-size-asian="11pt" style:font-name-complex="TimesNewRomanPSMT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386cm"/>
        </style:tab-stops>
      </style:paragraph-properties>
      <style:text-properties style:font-name="Calibri" fo:font-size="11pt" fo:language="ru" fo:country="RU" style:font-name-asian="TimesNewRomanPSMT" style:font-size-asian="11pt" style:font-name-complex="TimesNewRomanPSMT" style:font-size-complex="11pt"/>
    </style:style>
    <style:style style:name="P7" style:family="paragraph" style:parent-style-name="Standard" style:list-style-name="L2">
      <style:paragraph-properties fo:text-align="start" style:justify-single-word="false">
        <style:tab-stops>
          <style:tab-stop style:position="0.386cm"/>
        </style:tab-stops>
      </style:paragraph-properties>
      <style:text-properties style:font-name="Calibri" fo:font-size="11pt" fo:language="ru" fo:country="RU" style:font-name-asian="TimesNewRomanPSMT" style:font-size-asian="11pt" style:font-name-complex="TimesNewRomanPSM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386cm"/>
        </style:tab-stops>
      </style:paragraph-properties>
      <style:text-properties style:font-name="Calibri" fo:font-size="11pt" fo:language="ru" fo:country="RU" fo:font-weight="bold" style:font-name-asian="TimesNewRomanPSMT" style:font-size-asian="11pt" style:font-weight-asian="bold" style:font-name-complex="TimesNewRomanPSMT" style:font-size-complex="11pt" style:font-weight-complex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386cm"/>
        </style:tab-stops>
      </style:paragraph-properties>
      <style:text-properties style:font-name="Calibri" fo:font-size="11pt" fo:language="ru" fo:country="RU" fo:font-weight="bold" style:font-name-asian="TimesNewRomanPSMT" style:font-size-asian="11pt" style:font-weight-asian="bold" style:font-name-complex="TimesNewRomanPSMT" style:font-size-complex="11pt" style:font-weight-complex="bold"/>
    </style:style>
    <style:style style:name="P10" style:family="paragraph" style:parent-style-name="Standard" style:list-style-name="L2">
      <style:paragraph-properties fo:text-align="start" style:justify-single-word="false">
        <style:tab-stops>
          <style:tab-stop style:position="0.386cm"/>
        </style:tab-stops>
      </style:paragraph-properties>
    </style:style>
    <style:style style:name="P11" style:family="paragraph" style:parent-style-name="List_20_Paragraph" style:list-style-name="WWNum1">
      <style:text-properties style:font-name="Calibri" fo:font-size="11pt" style:font-size-asian="11pt" style:font-size-complex="11pt"/>
    </style:style>
    <style:style style:name="P12" style:family="paragraph" style:parent-style-name="List_20_Paragraph" style:list-style-name="WWNum1">
      <style:paragraph-properties fo:margin-left="0cm" fo:margin-right="0cm" fo:text-align="start" style:justify-single-word="false" fo:text-indent="0cm" style:auto-text-indent="false">
        <style:tab-stops>
          <style:tab-stop style:position="0.386cm"/>
        </style:tab-stops>
      </style:paragraph-properties>
      <style:text-properties style:font-name="Calibri" fo:font-size="11pt" fo:language="ru" fo:country="RU" fo:font-weight="bold" style:font-name-asian="TimesNewRomanPSMT" style:font-size-asian="11pt" style:font-weight-asian="bold" style:font-name-complex="TimesNewRomanPSMT" style:font-size-complex="11pt" style:font-weight-complex="bold"/>
    </style:style>
    <style:style style:name="P13" style:family="paragraph" style:parent-style-name="List_20_Paragraph" style:list-style-name="WWNum1">
      <style:paragraph-properties fo:margin-left="0cm" fo:margin-right="0cm" fo:text-indent="0cm" style:auto-text-indent="false"/>
      <style:text-properties style:font-name="Calibri" fo:font-size="11pt" style:font-size-asian="11pt" style:font-size-complex="11pt"/>
    </style:style>
    <style:style style:name="P14" style:family="paragraph" style:parent-style-name="Default" style:list-style-name="">
      <style:paragraph-properties style:text-autospace="none"/>
    </style:style>
    <style:style style:name="P15" style:family="paragraph" style:parent-style-name="Default" style:list-style-name="">
      <style:paragraph-properties style:text-autospace="none"/>
      <style:text-properties fo:color="#000000" style:font-name="Times New Roman" fo:font-size="14pt" style:font-name-asian="Times New Roman" style:font-size-asian="14pt" style:font-name-complex="Times New Roman" style:font-size-complex="14pt"/>
    </style:style>
    <style:style style:name="P16" style:family="paragraph" style:parent-style-name="Default" style:list-style-name="">
      <style:paragraph-properties style:text-autospace="none"/>
      <style:text-properties fo:color="#000000" style:text-line-through-style="none" style:font-name="Times New Roman" fo:font-size="14pt" style:text-underline-style="none" style:font-name-asian="Times New Roman" style:font-size-asian="14pt" style:font-name-complex="Times New Roman" style:font-size-complex="14pt"/>
    </style:style>
    <style:style style:name="P17" style:family="paragraph" style:parent-style-name="Default" style:list-style-name="L2">
      <style:paragraph-properties fo:text-align="start" style:justify-single-word="false" style:text-autospace="none">
        <style:tab-stops>
          <style:tab-stop style:position="0.386cm"/>
        </style:tab-stops>
      </style:paragraph-properties>
      <style:text-properties style:font-name="Calibri" fo:font-size="11pt" fo:language="ru" fo:country="RU" style:font-name-asian="TimesNewRomanPSMT" style:font-size-asian="11pt" style:font-name-complex="TimesNewRomanPSMT" style:font-size-complex="11pt"/>
    </style:style>
    <style:style style:name="P18" style:family="paragraph" style:parent-style-name="Default" style:list-style-name="L2">
      <style:paragraph-properties style:text-autospace="none"/>
      <style:text-properties style:font-name="Calibri" fo:font-size="11pt" style:font-size-asian="11pt" style:font-size-complex="11pt"/>
    </style:style>
    <style:style style:name="P19" style:family="paragraph" style:parent-style-name="Default" style:list-style-name="L2">
      <style:paragraph-properties fo:text-align="start" style:justify-single-word="false" style:text-autospace="none">
        <style:tab-stops>
          <style:tab-stop style:position="0.386cm"/>
        </style:tab-stops>
      </style:paragraph-properties>
    </style:style>
    <style:style style:name="P20" style:family="paragraph" style:parent-style-name="Default" style:list-style-name="L2">
      <style:paragraph-properties fo:text-align="start" style:justify-single-word="false" style:text-autospace="none">
        <style:tab-stops>
          <style:tab-stop style:position="0.386cm"/>
        </style:tab-stops>
      </style:paragraph-properties>
      <style:text-properties style:font-name="Times New Roman" fo:font-size="11pt" fo:language="ru" fo:country="RU" style:font-name-asian="Times New Roman" style:font-size-asian="11pt" style:font-name-complex="Times New Roman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Calibri"/>
    </style:style>
    <style:style style:name="T6" style:family="text">
      <style:text-properties style:font-name="Calibri" fo:font-size="11pt" fo:language="ru" fo:country="RU" style:font-name-asian="TimesNewRomanPSMT" style:font-size-asian="11pt" style:font-name-complex="TimesNewRomanPSMT" style:font-size-complex="11pt"/>
    </style:style>
    <style:style style:name="T7" style:family="text">
      <style:text-properties style:font-name="Calibri" fo:font-size="11pt" fo:language="ru" fo:country="RU" fo:font-style="italic" fo:font-weight="bold" style:font-name-asian="TimesNewRomanPSMT" style:font-size-asian="11pt" style:font-style-asian="italic" style:font-weight-asian="bold" style:font-name-complex="TimesNewRomanPSMT" style:font-size-complex="11pt" style:font-style-complex="italic" style:font-weight-complex="bold"/>
    </style:style>
    <style:style style:name="T8" style:family="text">
      <style:text-properties fo:language="ru" fo:country="RU"/>
    </style:style>
    <style:style style:name="T9" style:family="text">
      <style:text-properties fo:color="#000000" style:font-name="Times New Roman" fo:font-size="14pt" style:font-name-asian="Times New Roman" style:font-size-asian="14pt" style:font-name-complex="Times New Roman" style:font-size-complex="14pt"/>
    </style:style>
    <style:style style:name="T10" style:family="text">
      <style:text-properties fo:color="#000000" style:text-line-through-style="none" style:font-name="Times New Roman" fo:font-size="14pt" style:text-underline-style="none" style:font-name-asian="Times New Roman" style:font-size-asian="14pt" style:font-name-complex="Times New Roman" style:font-size-complex="14pt"/>
    </style:style>
    <style:style style:name="T11" style:family="text">
      <style:text-properties fo:color="#000000" style:text-line-through-style="none" style:font-name="Times New Roman" fo:font-size="14pt" style:text-underline-style="none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12" style:family="text">
      <style:text-properties fo:color="#000000" style:text-line-through-style="none" fo:font-size="14pt" style:text-underline-style="none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13" style:family="text">
      <style:text-properties fo:color="#000000" style:text-line-through-style="none" fo:font-size="14pt" style:text-underline-style="none" style:font-name-asian="Times New Roman" style:font-size-asian="14pt" style:font-name-complex="Times New Roman" style:font-size-complex="14pt"/>
    </style:style>
    <style:style style:name="T14" style:family="text">
      <style:text-properties fo:color="#000000" style:text-line-through-style="none" style:text-underline-style="none" fo:font-weight="normal" style:font-name-asian="Times New Roman" style:font-weight-asian="normal" style:font-name-complex="Times New Roman" style:font-weight-complex="normal"/>
    </style:style>
    <style:style style:name="T15" style:family="text">
      <style:text-properties fo:color="#000000" style:text-line-through-style="none" style:text-underline-style="none" style:font-name-asian="Times New Roman" style:font-name-complex="Times New Roman"/>
    </style:style>
    <style:style style:name="T16" style:family="text">
      <style:text-properties fo:color="#000000" style:font-name="Calibri" fo:font-size="11pt" fo:language="ru" fo:country="RU" style:font-name-asian="TimesNewRomanPSMT" style:font-size-asian="11pt" style:font-name-complex="TimesNewRomanPSMT" style:font-size-complex="11pt"/>
    </style:style>
    <style:style style:name="T17" style:family="text">
      <style:text-properties fo:color="#000000" style:font-name="Calibri" fo:font-size="11pt" fo:language="ru" fo:country="RU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T18" style:family="text">
      <style:text-properties fo:color="#000000" fo:font-size="14pt" style:font-name-asian="Times New Roman" style:font-size-asian="14pt" style:font-name-complex="Times New Roman" style:font-size-complex="14pt"/>
    </style:style>
    <style:style style:name="T19" style:family="text">
      <style:text-properties fo:color="#000000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20" style:family="text">
      <style:text-properties fo:color="#000000" style:font-name-asian="Times New Roman" style:font-name-complex="Times New Roman"/>
    </style:style>
    <style:style style:name="T21" style:family="text">
      <style:text-properties fo:color="#000000" style:font-name="Calibri" fo:font-size="11pt" fo:language="ru" fo:country="RU" style:font-name-asian="Times New Roman" style:font-size-asian="11pt" style:font-name-complex="Times New Roman" style:font-size-complex="11pt"/>
    </style:style>
    <style:style style:name="T22" style:family="text">
      <style:text-properties fo:color="#000000" style:font-name="Calibri" style:font-name-asian="Times New Roman" style:font-name-complex="Times New Roman"/>
    </style:style>
    <style:style style:name="T23" style:family="text">
      <style:text-properties fo:color="#000000"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24" style:family="text">
      <style:text-properties fo:color="#000000" fo:font-weight="bold" style:font-name-asian="Times New Roman" style:font-weight-asian="bold" style:font-name-complex="Times New Roman" style:font-weight-complex="bold"/>
    </style:style>
    <style:style style:name="T25" style:family="text">
      <style:text-properties fo:font-size="11pt"/>
    </style:style>
    <style:style style:name="T26" style:family="text">
      <style:text-properties style:font-name-asian="TimesNewRomanPSMT"/>
    </style:style>
    <style:style style:name="T27" style:family="text">
      <style:text-properties style:font-size-asian="11pt"/>
    </style:style>
    <style:style style:name="T28" style:family="text">
      <style:text-properties style:font-name-complex="TimesNewRomanPSMT"/>
    </style:style>
    <style:style style:name="T29" style:family="text">
      <style:text-properties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49cm" fo:margin-left="1.9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БИЛЕТ №7</text:p>
      <text:list xml:id="list36349540" text:style-name="L1">
        <text:list-item>
          <text:p text:style-name="P3">Расскажите о видах теплопередачи в природе и в технике.</text:p>
        </text:list-item>
        <text:list-item>
          <text:p text:style-name="P4">Задача на формулу тонкой линзы</text:p>
        </text:list-item>
      </text:list>
      <text:p text:style-name="P2"/>
      <text:p text:style-name="P9">Виды теплопередачи в природе и в технике</text:p>
      <text:list xml:id="list36349555" text:style-name="L2">
        <text:list-item>
          <text:p text:style-name="P5"><text:span text:style-name="T2">Теплопроводность</text:span> — <text:s/>это вид теплопередачи, при котором происходит передача внутренней энергии от одной части тела к другой или от одного тела к другому при непосредственном контакте.</text:p>
          <text:p text:style-name="P7">При теплопроводности не происходит переноса вещества от одного конца тела к другому.</text:p>
          <text:p text:style-name="P7">Разные вещества имеют разную теплопроводность.</text:p>
          <text:p text:style-name="P19"><text:span text:style-name="T21">Плохой теплопроводностью обладают шерсть, волосы, перья, бумага, пробка и другие пористые тела. </text:span><text:span text:style-name="T6">Наибольшей теплопроводностью обладают металлы.</text:span></text:p>
          <text:p text:style-name="P19"><text:span text:style-name="T6">У твердых тел теплопроводность больше, чем у жидкостей теплопроводность невелика. Теплопроводность газов еще меньше. Это связано с тем, что </text:span><text:span text:style-name="T16">расстояние между молекулами твердых тел меньше, чем между молекулами жидкостей, а расстояние между молекулами жидкостей меньше, чем между молекулами газов</text:span><text:span text:style-name="T17">.</text:span></text:p>
          <text:p text:style-name="P10"/>
        </text:list-item>
        <text:list-item>
          <text:p text:style-name="P7"><text:span text:style-name="T2">Конвекция</text:span><text:span text:style-name="T1"> </text:span>— <text:span text:style-name="T22">это передача теплоты путем перемещения и перемешивания холодных и теплых слоев жидкого или газообразного вещества.</text:span></text:p>
          <text:p text:style-name="P20"><text:span text:style-name="T22">При конвекции энергия переносится самими струями газа или жидкости. </text:span></text:p>
          <text:p text:style-name="P7">Различают 2 вида конвекции:</text:p>
          <text:list>
            <text:list-item>
              <text:p text:style-name="P7">естественная (или свободная) — нагревание жидкости, воздуха в комнате</text:p>
            </text:list-item>
            <text:list-item>
              <text:p text:style-name="P7">вынужденная — перемешивание жидкости</text:p>
            </text:list-item>
          </text:list>
        </text:list-item>
        <text:list-item>
          <text:p text:style-name="P10"><text:span text:style-name="T7">Излучение</text:span><text:span text:style-name="T6"> —</text:span><text:span text:style-name="T16">это процесс переноса энергии от одного тела к другому с помощью тепловых (инфракрасных), видимых и других лучей. </text:span></text:p>
          <text:p text:style-name="P7">(передача тепла от огня, излучение от Солнца)</text:p>
          <text:p text:style-name="P7">Тепловое излучение — передача энергии с помощью невидимых лучей, испускаемых нагретым телом.</text:p>
          <text:p text:style-name="P18"><draw:frame draw:style-name="fr1" draw:name="Графический объект1" text:anchor-type="paragraph" svg:x="1.482cm" svg:y="0.078cm" svg:width="1.635cm" svg:height="2.21cm" draw:z-index="3"><draw:image xlink:href="Pictures/20000007000014CC000024DBA6EE1DC6.svm" xlink:type="simple" xlink:show="embed" xlink:actuate="onLoad"/>
      </draw:frame><text:span text:style-name="T20">Излучение можно обнаружить и в таком опыте:</text:span> </text:p>
          <text:p text:style-name="P18"><text:span text:style-name="T20">К темной поверхности термоскопа подносим кусок металла, нагретого до высокой температуры. </text:span></text:p>
          <text:p text:style-name="P18"><text:span text:style-name="T15">Наблюдения: Столбик жидкости переместился вправо. </text:span></text:p>
          <text:p text:style-name="P18"><text:span text:style-name="T15">Вывод. Мы наблюдали явление излучения. </text:span></text:p>
          <text:p text:style-name="P17"/>
          <text:p text:style-name="P7">Передача энергии излучение может осуществляться в полном вакууме.</text:p>
        </text:list-item>
      </text:list>
      <text:p text:style-name="P6"/>
      <text:p text:style-name="P8">Задача на формулу тонкой линзы</text:p>
      <text:list xml:id="list36350370" text:style-name="WWNum1">
        <text:list-header>
          <text:p text:style-name="P13">Формула тонкой линзы: </text:p>
          <text:p text:style-name="P11"><draw:frame draw:style-name="fr2" draw:name="Объект7" text:anchor-type="as-char" svg:width="5.764cm" svg:height="2.628cm" draw:z-index="2"><draw:object xlink:href="./Object 3" xlink:type="simple" xlink:show="embed" xlink:actuate="onLoad"/><draw:image xlink:href="./ObjectReplacements/Object 3" xlink:type="simple" xlink:show="embed" xlink:actuate="onLoad"/>
       <svg:desc>формула</svg:desc>
      </draw:frame></text:p>
          <text:p text:style-name="P12"><text:span text:style-name="T4">Формула увеличения: </text:span><draw:frame draw:style-name="fr2" draw:name="Объект5" text:anchor-type="as-char" svg:width="2.127cm" svg:height="0.998cm" draw:z-index="0"><draw:object xlink:href="./Object 1" xlink:type="simple" xlink:show="embed" xlink:actuate="onLoad"/><draw:image xlink:href="./ObjectReplacements/Object 1" xlink:type="simple" xlink:show="embed" xlink:actuate="onLoad"/>
       <svg:desc>формула</svg:desc>
      </draw:frame><text:span text:style-name="T4">, где</text:span> <draw:frame draw:style-name="fr2" draw:name="Объект2" text:anchor-type="as-char" svg:width="12.206cm" svg:height="0.787cm" draw:z-index="1"><draw:object xlink:href="./Object 2" xlink:type="simple" xlink:show="embed" xlink:actuate="onLoad"/><draw:image xlink:href="./ObjectReplacements/Object 2" xlink:type="simple" xlink:show="embed" xlink:actuate="onLoad"/>
       <svg:desc>формула</svg:desc>
      </draw:fram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Times New Roman" svg:font-family="'Times New Roman', 'Times New Roman'" style:font-family-generic="roman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NewRomanPS-BoldMT" svg:font-family="TimesNewRomanPS-BoldMT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5-09T15:36:32.46</meta:creation-date>
    <dc:date>2016-06-03T08:48:48.46</dc:date>
    <meta:editing-duration>PT16H40M16S</meta:editing-duration>
    <meta:editing-cycles>4</meta:editing-cycles>
    <meta:generator>OpenOffice.org/3.3$Win32 OpenOffice.org_project/330m20$Build-9567</meta:generator>
    <meta:document-statistic meta:table-count="0" meta:image-count="1" meta:object-count="3" meta:page-count="1" meta:paragraph-count="26" meta:word-count="260" meta:character-count="1856"/>
  </office:meta>
</office:document-meta>
</file>

<file path=Object 1/content.xml><?xml version="1.0" encoding="utf-8"?>
<math xmlns="http://www.w3.org/1998/Math/MathML">
  <semantics>
    <mrow>
      <mrow>
        <mi>Г</mi>
        <mo stretchy="false">=</mo>
        <mfrac>
          <mi>H</mi>
          <mi>h</mi>
        </mfrac>
      </mrow>
      <mo stretchy="false">=</mo>
      <mfrac>
        <mi>f</mi>
        <mi>d</mi>
      </mfrac>
    </mrow>
    <annotation encoding="StarMath 5.0">Г={H} over {h} = {f} over {d}  </annotation>
  </semantics>
</math>
</file>

<file path=Object 2/content.xml><?xml version="1.0" encoding="utf-8"?>
<math xmlns="http://www.w3.org/1998/Math/MathML">
  <semantics>
    <mrow>
      <mrow>
        <mi>f</mi>
        <mo stretchy="false">−</mo>
        <mstyle mathsize="9pt">
          <mrow>
            <mtable>
              <mtr>
                <mtd>
                  <mtext>расстояние от линзы</mtext>
                </mtd>
              </mtr>
            </mtable>
          </mrow>
        </mstyle>
      </mrow>
      <mi>,</mi>
      <mrow>
        <mi>d</mi>
        <mo stretchy="false">−</mo>
        <mstyle mathsize="9pt">
          <mrow>
            <mtable>
              <mtr>
                <mtd>
                  <mtext>расстояние от линзы</mtext>
                </mtd>
              </mtr>
            </mtable>
          </mrow>
        </mstyle>
      </mrow>
      <mi>,</mi>
      <mrow>
        <mi>H</mi>
        <mo stretchy="false">−</mo>
        <mstyle mathsize="9pt">
          <mrow>
            <mtable>
              <mtr>
                <mtd>
                  <mtext>высота</mtext>
                </mtd>
              </mtr>
            </mtable>
          </mrow>
        </mstyle>
      </mrow>
      <mi>,</mi>
      <mrow>
        <mi>h</mi>
        <mo stretchy="false">−</mo>
        <mstyle mathsize="9pt">
          <mrow>
            <mtable>
              <mtr>
                <mtd>
                  <mtext>высота</mtext>
                </mtd>
              </mtr>
            </mtable>
          </mrow>
        </mstyle>
      </mrow>
    </mrow>
    <annotation encoding="StarMath 5.0">   f- size 9{binom"расстояние от линзы"  "до изображения"} , d-size 9{binom"расстояние от линзы"  "до предмета"} ,H-size 9{binom"высота"  "изображения"},h-size 9{binom"высота"  "предмета"}</annotation>
  </semantics>
</math>
</file>

<file path=Object 3/content.xml><?xml version="1.0" encoding="utf-8"?>
<math xmlns="http://www.w3.org/1998/Math/MathML">
  <semantics>
    <mtable>
      <mtr>
        <mtd>
          <mrow>
            <mrow>
              <mi/>
              <mo stretchy="false">±</mo>
              <mfrac>
                <mn>1</mn>
                <mi>F</mi>
              </mfrac>
            </mrow>
            <mrow>
              <mi/>
              <mo stretchy="false">=</mo>
              <mrow>
                <mi/>
                <mo stretchy="false">±</mo>
                <mfrac>
                  <mn>1</mn>
                  <mi>d</mi>
                </mfrac>
              </mrow>
            </mrow>
            <mrow>
              <mi/>
              <mo stretchy="false">±</mo>
              <mfrac>
                <mn>1</mn>
                <mi>f</mi>
              </mfrac>
            </mrow>
          </mrow>
        </mtd>
      </mtr>
      <mtr>
        <mtd>
          <mtable>
            <mtr>
              <mtd>
                <mrow>
                  <mrow>
                    <mo stretchy="false">+</mo>
                    <mi mathvariant="italic">Если</mi>
                  </mrow>
                  <mi/>
                  <mstyle mathsize="10pt">
                    <mrow>
                      <mtable>
                        <mtr>
                          <mtd>
                            <mi mathvariant="italic">линза</mi>
                          </mtd>
                        </mtr>
                        <mtr>
                          <mtd>
                            <mi mathvariant="italic">собир.</mi>
                          </mtd>
                        </mtr>
                      </mtable>
                    </mrow>
                  </mstyle>
                  <mi/>
                  <mstyle mathsize="10pt">
                    <mrow>
                      <mtable>
                        <mtr>
                          <mtd>
                            <mi mathvariant="italic">источник</mi>
                          </mtd>
                        </mtr>
                        <mtr>
                          <mtd>
                            <mi mathvariant="italic">действ.</mi>
                          </mtd>
                        </mtr>
                      </mtable>
                    </mrow>
                  </mstyle>
                  <mi/>
                  <mstyle mathsize="10pt">
                    <mrow>
                      <mtable>
                        <mtr>
                          <mtd>
                            <mi mathvariant="italic">фокус</mi>
                          </mtd>
                        </mtr>
                        <mtr>
                          <mtd>
                            <mi mathvariant="italic">действ.</mi>
                          </mtd>
                        </mtr>
                      </mtable>
                    </mrow>
                  </mstyle>
                </mrow>
              </mtd>
            </mtr>
            <mtr>
              <mtd>
                <mrow>
                  <mrow>
                    <mo stretchy="false">−</mo>
                    <mi mathvariant="italic">Если</mi>
                  </mrow>
                  <mi/>
                  <mstyle mathsize="10pt">
                    <mrow>
                      <mtable>
                        <mtr>
                          <mtd>
                            <mi mathvariant="italic">линза</mi>
                          </mtd>
                        </mtr>
                        <mtr>
                          <mtd>
                            <mi mathvariant="italic">расс.</mi>
                          </mtd>
                        </mtr>
                      </mtable>
                    </mrow>
                  </mstyle>
                  <mi/>
                  <mstyle mathsize="10pt">
                    <mrow>
                      <mtable>
                        <mtr>
                          <mtd>
                            <mi mathvariant="italic">источник</mi>
                          </mtd>
                        </mtr>
                        <mtr>
                          <mtd>
                            <mi mathvariant="italic">мнимый</mi>
                          </mtd>
                        </mtr>
                      </mtable>
                    </mrow>
                  </mstyle>
                  <mi/>
                  <mstyle mathsize="10pt">
                    <mrow>
                      <mtable>
                        <mtr>
                          <mtd>
                            <mi mathvariant="italic">фокус</mi>
                          </mtd>
                        </mtr>
                        <mtr>
                          <mtd>
                            <mi mathvariant="italic">мнимый</mi>
                          </mtd>
                        </mtr>
                      </mtable>
                    </mrow>
                  </mstyle>
                </mrow>
              </mtd>
            </mtr>
          </mtable>
        </mtd>
      </mtr>
    </mtable>
    <annotation encoding="StarMath 5.0">alignl   ~~~~~~~~` +- {{1} over {F}} ~=~ +- {{1} over {d}}~~~~+- {{1} over {f}} newline
 alignl   binom{+ Если ~ size 10 {binom{линза}{собир.}}~ size 10 {binom{источник}{действ.}}~ size 10 {binom{фокус}{действ.}}  }{- Если ~ size 10 {binom{линза}{расс.}}~ size 10 {binom{источник}{мнимый}}~ size 10 {binom{фокус}{мнимый}} }</annotation>
  </semantics>
</math>
</file>